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4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5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5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5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6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6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F16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5"/>
    </style:style>
    <style:style style:name="ce64" style:family="table-cell" style:parent-style-name="Default">
      <style:map style:condition="cell-content()=&quot;&quot;" style:apply-style-name="Cellule_20_invalide" style:base-cell-address="Ammo.G6"/>
    </style:style>
    <style:style style:name="ce65" style:family="table-cell" style:parent-style-name="Default">
      <style:map style:condition="cell-content()=&quot;&quot;" style:apply-style-name="Cellule_20_invalide" style:base-cell-address="Ammo.G7"/>
    </style:style>
    <style:style style:name="ce67" style:family="table-cell" style:parent-style-name="Default">
      <style:map style:condition="cell-content()=&quot;&quot;" style:apply-style-name="Cellule_20_invalide" style:base-cell-address="Ammo.G8"/>
    </style:style>
    <style:style style:name="ce69" style:family="table-cell" style:parent-style-name="Default">
      <style:map style:condition="cell-content()=&quot;&quot;" style:apply-style-name="Cellule_20_invalide" style:base-cell-address="Ammo.G9"/>
    </style:style>
    <style:style style:name="ce70" style:family="table-cell" style:parent-style-name="Default">
      <style:map style:condition="cell-content()=&quot;&quot;" style:apply-style-name="Cellule_20_invalide" style:base-cell-address="Ammo.G10"/>
    </style:style>
    <style:style style:name="ce71" style:family="table-cell" style:parent-style-name="Default">
      <style:map style:condition="cell-content()=&quot;&quot;" style:apply-style-name="Cellule_20_invalide" style:base-cell-address="Ammo.G11"/>
    </style:style>
    <style:style style:name="ce78" style:family="table-cell" style:parent-style-name="Default">
      <style:map style:condition="cell-content()=&quot;&quot;" style:apply-style-name="Cellule_20_invalide" style:base-cell-address="Ammo.G12"/>
    </style:style>
    <style:style style:name="ce83" style:family="table-cell" style:parent-style-name="Default">
      <style:map style:condition="cell-content()=&quot;&quot;" style:apply-style-name="Cellule_20_invalide" style:base-cell-address="Ammo.G13"/>
    </style:style>
    <style:style style:name="ce39" style:family="table-cell" style:parent-style-name="Default">
      <style:map style:condition="cell-content()=&quot;&quot;" style:apply-style-name="Cellule_20_invalide" style:base-cell-address="Ammo.G14"/>
    </style:style>
    <style:style style:name="ce49" style:family="table-cell" style:parent-style-name="Default">
      <style:map style:condition="cell-content()=&quot;&quot;" style:apply-style-name="Cellule_20_invalide" style:base-cell-address="Ammo.G15"/>
    </style:style>
    <style:style style:name="ce40" style:family="table-cell" style:parent-style-name="Default">
      <style:map style:condition="cell-content()=&quot;&quot;" style:apply-style-name="Cellule_20_invalide" style:base-cell-address="Ammo.G16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H16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7" table:default-cell-style-name="ce5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is_missile_model</text:p>
          </table:table-cell>
          <table:table-cell table:style-name="ce1" table:number-columns-repeated="1007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9:Ammo.F13 Ammo.H12:Ammo.H13 Ammo.C2:Ammo.F2 Ammo.C3:Ammo.E3 Ammo.B5:Ammo.F5 Ammo.H5:Ammo.H5 Ammo.H9:Ammo.H11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B6:Ammo.F6 Ammo.H6:Ammo.H6">
            <calcext:condition calcext:apply-style-name="Cellule invalide" calcext:value="=&quot;&quot;" calcext:base-cell-address="Ammo.B6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  <calcext:conditional-format calcext:target-range-address="Ammo.B14:Ammo.F14 Ammo.H14:Ammo.H14">
            <calcext:condition calcext:apply-style-name="Cellule invalide" calcext:value="=&quot;&quot;" calcext:base-cell-address="Ammo.B14"/>
          </calcext:conditional-format>
          <calcext:conditional-format calcext:target-range-address="Ammo.G14:Ammo.G14">
            <calcext:condition calcext:apply-style-name="Cellule invalide" calcext:value="=&quot;&quot;" calcext:base-cell-address="Ammo.G14"/>
          </calcext:conditional-format>
          <calcext:conditional-format calcext:target-range-address="Ammo.B15:Ammo.B15">
            <calcext:condition calcext:apply-style-name="Cellule invalide" calcext:value="=&quot;&quot;" calcext:base-cell-address="Ammo.B15"/>
          </calcext:conditional-format>
          <calcext:conditional-format calcext:target-range-address="Ammo.B16:Ammo.B16">
            <calcext:condition calcext:apply-style-name="Cellule invalide" calcext:value="=&quot;&quot;" calcext:base-cell-address="Ammo.B16"/>
          </calcext:conditional-format>
          <calcext:conditional-format calcext:target-range-address="Ammo.E16:Ammo.E16">
            <calcext:condition calcext:apply-style-name="Cellule invalide" calcext:value="=&quot;&quot;" calcext:base-cell-address="Ammo.E16"/>
          </calcext:conditional-format>
          <calcext:conditional-format calcext:target-range-address="Ammo.F16:Ammo.F16">
            <calcext:condition calcext:apply-style-name="Cellule invalide" calcext:value="=&quot;&quot;" calcext:base-cell-address="Ammo.F16"/>
          </calcext:conditional-format>
          <calcext:conditional-format calcext:target-range-address="Ammo.H16:Ammo.H16">
            <calcext:condition calcext:apply-style-name="Cellule invalide" calcext:value="=&quot;&quot;" calcext:base-cell-address="Ammo.H16"/>
          </calcext:conditional-format>
          <calcext:conditional-format calcext:target-range-address="Ammo.G16:Ammo.G16">
            <calcext:condition calcext:apply-style-name="Cellule invalide" calcext:value="=&quot;&quot;" calcext:base-cell-address="Ammo.G16"/>
          </calcext:conditional-format>
          <calcext:conditional-format calcext:target-range-address="Ammo.E15:Ammo.F15 Ammo.H15:Ammo.H15 Ammo.C15:Ammo.C15">
            <calcext:condition calcext:apply-style-name="Cellule invalide" calcext:value="=&quot;&quot;" calcext:base-cell-address="Ammo.C15"/>
          </calcext:conditional-format>
          <calcext:conditional-format calcext:target-range-address="Ammo.G15:Ammo.G15">
            <calcext:condition calcext:apply-style-name="Cellule invalide" calcext:value="=&quot;&quot;" calcext:base-cell-address="Ammo.G15"/>
          </calcext:conditional-format>
          <calcext:conditional-format calcext:target-range-address="Ammo.D15:Ammo.D15">
            <calcext:condition calcext:apply-style-name="Cellule invalide" calcext:value="=&quot;&quot;" calcext:base-cell-address="Ammo.D15"/>
          </calcext:conditional-format>
          <calcext:conditional-format calcext:target-range-address="Ammo.D16:Ammo.D16">
            <calcext:condition calcext:apply-style-name="Cellule invalide" calcext:value="=&quot;&quot;" calcext:base-cell-address="Ammo.D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41:04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2-10T21:41:10.288000000</dc:date>
    <meta:editing-duration>PT1H50M</meta:editing-duration>
    <meta:editing-cycles>102</meta:editing-cycles>
    <meta:document-statistic meta:table-count="1" meta:cell-count="136" meta:object-count="0"/>
  </office:meta>
</office:document-meta>
</file>